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83cm"/>
    </style:style>
    <style:style style:name="co3" style:family="table-column">
      <style:table-column-properties fo:break-before="auto" style:column-width="10.04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069a2e"/>
    </style:style>
    <style:style style:name="ce2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ce2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ype of data</text:p>
          </table:table-cell>
          <table:table-cell office:value-type="string" calcext:value-type="string">
            <text:p>Number of living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Fossil sampling</text:p>
          </table:table-cell>
          <table:table-cell office:value-type="string" calcext:value-type="string">
            <text:p>ace sampling</text:p>
          </table:table-cell>
          <table:table-cell office:value-type="string" calcext:value-type="string">
            <text:p>ordination</text:p>
          </table:table-cell>
          <table:table-cell office:value-type="string" calcext:value-type="string">
            <text:p>file nam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Job ID</text:p>
          </table:table-cell>
          <table:table-cell table:style-name="Default" office:value-type="string" calcext:value-type="string">
            <text:p>Status</text:p>
          </table:table-cell>
          <table:table-cell table:style-name="Default" office:value-type="string" calcext:value-type="string">
            <text:p>Run time</text:p>
          </table:table-cell>
        </table:table-row>
        <table:table-row table:style-name="ro1">
          <table:table-cell/>
          <table:table-cell office:value-type="string" calcext:value-type="string">
            <text:p>Continuou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ce_continuous_50t_BMOU_5fossil_2ace_ord_00a</text:p>
          </table:table-cell>
          <table:table-cell office:value-type="string" calcext:value-type="string">
            <text:p>Caleb</text:p>
          </table:table-cell>
          <table:table-cell/>
          <table:table-cell table:style-name="Default" table:number-columns-repeated="2"/>
        </table:table-row>
        <table:table-row table:style-name="ro1">
          <table:table-cell table:number-columns-repeated="10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805475_001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805475_002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805475_003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805475_004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805475_005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805475_006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805475_007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805475_008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805475_009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805475_010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805475_011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805475_012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805475_013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805475_014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805475_015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805475_016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805475_017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805475_018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805475_019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805475_020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805475_021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805475_022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805475_023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805475_024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805475_025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805475_026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805475_027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805475_028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805475_029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805475_030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805475_031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805475_032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805475_033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805475_034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805475_035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805475_036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805475_037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805475_038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805475_039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805475_040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805475_041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805475_042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805475_043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805475_044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805475_045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805475_046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805475_047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805475_048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805475_049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805475_050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805475_051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805475_052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805475_053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805475_054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805475_055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805475_056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805475_057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805475_058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805475_059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805475_060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805475_061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805475_062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805475_063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805475_064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805475_065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805475_066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805475_067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805475_068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805475_069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805475_070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805475_071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805475_072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805475_073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805475_074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805475_075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805475_076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805475_077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805475_078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805475_079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805475_080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805475_081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805475_082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805475_083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805475_084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805475_085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805475_086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805475_087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805475_088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805475_089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805475_090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805475_091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805475_092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805475_093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805475_094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805475_095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805475_096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805475_097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805475_098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805475_099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>
          <table:table-cell/>
          <table:table-cell office:value-type="string" calcext:value-type="string">
            <text:p>Discre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805475_100</text:p>
          </table:table-cell>
          <table:table-cell/>
          <table:table-cell office:value-type="time" office:time-value="PT00H02M56S" calcext:value-type="time">
            <text:p>00:02:56</text:p>
          </table:table-cell>
        </table:table-row>
        <table:table-row table:style-name="ro1" table:number-rows-repeated="37">
          <table:table-cell table:number-columns-repeated="10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Continuou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ce_continuous_50t_BMOU_5fossil_2ace_ord_001</text:p>
          </table:table-cell>
          <table:table-cell office:value-type="string" calcext:value-type="string">
            <text:p>stanage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Continuou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ce_continuous_50t_BMOU_5fossil_2ace_ord_002</text:p>
          </table:table-cell>
          <table:table-cell office:value-type="string" calcext:value-type="string">
            <text:p>stanage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Continuou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ce_continuous_50t_BMOU_5fossil_2ace_ord_003</text:p>
          </table:table-cell>
          <table:table-cell office:value-type="string" calcext:value-type="string">
            <text:p>stanage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Continuou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ce_continuous_50t_BMOU_5fossil_2ace_ord_004</text:p>
          </table:table-cell>
          <table:table-cell office:value-type="string" calcext:value-type="string">
            <text:p>stanage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Continuou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ce_continuous_50t_BMOU_5fossil_2ace_ord_005</text:p>
          </table:table-cell>
          <table:table-cell office:value-type="string" calcext:value-type="string">
            <text:p>stanage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Continuou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ce_continuous_50t_BMOU_5fossil_2ace_ord_006</text:p>
          </table:table-cell>
          <table:table-cell office:value-type="string" calcext:value-type="string">
            <text:p>stanage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Continuou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ce_continuous_50t_BMOU_5fossil_2ace_ord_007</text:p>
          </table:table-cell>
          <table:table-cell office:value-type="string" calcext:value-type="string">
            <text:p>stanage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Continuou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ce_continuous_50t_BMOU_5fossil_2ace_ord_008</text:p>
          </table:table-cell>
          <table:table-cell office:value-type="string" calcext:value-type="string">
            <text:p>stanage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Continuou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ce_continuous_50t_BMOU_5fossil_2ace_ord_009</text:p>
          </table:table-cell>
          <table:table-cell office:value-type="string" calcext:value-type="string">
            <text:p>stanage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Continuou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ce_continuous_50t_BMOU_5fossil_2ace_ord_010</text:p>
          </table:table-cell>
          <table:table-cell office:value-type="string" calcext:value-type="string">
            <text:p>stanage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Continuou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M + OU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ce_continuous_75t_BMOU_5fossil_2ace_ord_001</text:p>
          </table:table-cell>
          <table:table-cell office:value-type="string" calcext:value-type="string">
            <text:p>stanage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Continuou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M + OU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ce_continuous_75t_BMOU_5fossil_2ace_ord_002</text:p>
          </table:table-cell>
          <table:table-cell office:value-type="string" calcext:value-type="string">
            <text:p>stanage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Continuou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M + OU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ce_continuous_75t_BMOU_5fossil_2ace_ord_003</text:p>
          </table:table-cell>
          <table:table-cell office:value-type="string" calcext:value-type="string">
            <text:p>stanage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Continuou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M + OU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ce_continuous_75t_BMOU_5fossil_2ace_ord_004</text:p>
          </table:table-cell>
          <table:table-cell office:value-type="string" calcext:value-type="string">
            <text:p>stanage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Continuou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M + OU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ce_continuous_75t_BMOU_5fossil_2ace_ord_005</text:p>
          </table:table-cell>
          <table:table-cell office:value-type="string" calcext:value-type="string">
            <text:p>stanage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Continuou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M + OU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ce_continuous_75t_BMOU_5fossil_2ace_ord_006</text:p>
          </table:table-cell>
          <table:table-cell office:value-type="string" calcext:value-type="string">
            <text:p>stanage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Continuou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M + OU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ce_continuous_75t_BMOU_5fossil_2ace_ord_007</text:p>
          </table:table-cell>
          <table:table-cell office:value-type="string" calcext:value-type="string">
            <text:p>stanage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Continuou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M + OU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ce_continuous_75t_BMOU_5fossil_2ace_ord_008</text:p>
          </table:table-cell>
          <table:table-cell office:value-type="string" calcext:value-type="string">
            <text:p>stanage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Continuou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M + OU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ce_continuous_75t_BMOU_5fossil_2ace_ord_009</text:p>
          </table:table-cell>
          <table:table-cell office:value-type="string" calcext:value-type="string">
            <text:p>stanage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Continuou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M + OU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ce_continuous_75t_BMOU_5fossil_2ace_ord_010</text:p>
          </table:table-cell>
          <table:table-cell office:value-type="string" calcext:value-type="string">
            <text:p>stanage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Continuou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BM + OU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ce_continuous_150t_BMOU_5fossil_2ace_ord_001</text:p>
          </table:table-cell>
          <table:table-cell office:value-type="string" calcext:value-type="string">
            <text:p>stanage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Continuou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BM + OU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ce_continuous_150t_BMOU_5fossil_2ace_ord_002</text:p>
          </table:table-cell>
          <table:table-cell office:value-type="string" calcext:value-type="string">
            <text:p>stanage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Continuou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BM + OU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ce_continuous_150t_BMOU_5fossil_2ace_ord_003</text:p>
          </table:table-cell>
          <table:table-cell office:value-type="string" calcext:value-type="string">
            <text:p>stanage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Continuou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BM + OU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ce_continuous_150t_BMOU_5fossil_2ace_ord_004</text:p>
          </table:table-cell>
          <table:table-cell office:value-type="string" calcext:value-type="string">
            <text:p>stanage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Continuou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BM + OU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ce_continuous_150t_BMOU_5fossil_2ace_ord_005</text:p>
          </table:table-cell>
          <table:table-cell office:value-type="string" calcext:value-type="string">
            <text:p>stanage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Continuou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BM + OU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ce_continuous_150t_BMOU_5fossil_2ace_ord_006</text:p>
          </table:table-cell>
          <table:table-cell office:value-type="string" calcext:value-type="string">
            <text:p>stanage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Continuou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BM + OU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ce_continuous_150t_BMOU_5fossil_2ace_ord_007</text:p>
          </table:table-cell>
          <table:table-cell office:value-type="string" calcext:value-type="string">
            <text:p>stanage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Continuou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BM + OU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ce_continuous_150t_BMOU_5fossil_2ace_ord_008</text:p>
          </table:table-cell>
          <table:table-cell office:value-type="string" calcext:value-type="string">
            <text:p>stanage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Continuou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BM + OU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ce_continuous_150t_BMOU_5fossil_2ace_ord_009</text:p>
          </table:table-cell>
          <table:table-cell office:value-type="string" calcext:value-type="string">
            <text:p>stanage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Continuou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BM + OU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ce_continuous_150t_BMOU_5fossil_2ace_ord_010</text:p>
          </table:table-cell>
          <table:table-cell office:value-type="string" calcext:value-type="string">
            <text:p>stanage</text:p>
          </table:table-cell>
          <table:table-cell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3">00/00/0000</text:date>, <text:time style:data-style-name="N2" text:time-value="13:47:52.38741494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9T14:25:14.078254626</meta:creation-date>
    <dc:date>2025-09-03T16:58:33.691523527</dc:date>
    <meta:editing-duration>PT3H5M41S</meta:editing-duration>
    <meta:editing-cycles>6</meta:editing-cycles>
    <meta:generator>LibreOffice/24.2.7.2$Linux_X86_64 LibreOffice_project/420$Build-2</meta:generator>
    <meta:document-statistic meta:table-count="1" meta:cell-count="1160" meta:object-count="0"/>
  </office:meta>
</office:document-meta>
</file>